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list-style-name="L4"/>
    <style:style style:name="P10"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text-underline-style="none"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none"/>
    </style:style>
    <style:style style:name="T4" style:family="text">
      <style:text-properties fo:color="#2a00ff"/>
    </style:style>
    <style:style style:name="T5" style:family="text">
      <style:text-properties fo:color="#2a00ff" style:text-underline-style="solid" style:text-underline-width="auto" style:text-underline-color="font-color"/>
    </style:style>
    <style:style style:name="T6" style:family="text">
      <style:text-properties fo:color="#2a00ff" style:font-name="Monospace" fo:font-size="10pt" style:font-name-asian="Monospace" style:font-size-asian="10pt" style:font-name-complex="Monospace" style:font-size-complex="10pt"/>
    </style:style>
    <style:style style:name="T7"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2a00ff"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ú Votante </text:p>
      <text:p text:style-name="Standard"/>
      <text:p text:style-name="Standard">1.Menú Principal</text:p>
      <text:p text:style-name="Standard">2.Votar en Elección</text:p>
      <text:list xml:id="list1733379034" text:style-name="L1">
        <text:list-item>
          <text:list>
            <text:list-item>
              <text:p text:style-name="P5">Selección de Elección</text:p>
            </text:list-item>
            <text:list-item>
              <text:p text:style-name="P5">Selección de Lista</text:p>
            </text:list-item>
            <text:list-item>
              <text:p text:style-name="P5">Confirmación de Lista Elegida</text:p>
            </text:list-item>
          </text:list>
        </text:list-item>
      </text:list>
      <text:p text:style-name="Standard">3.Cambiar Datos Personales</text:p>
      <text:list xml:id="list2112600511" text:style-name="L2">
        <text:list-item>
          <text:list>
            <text:list-item>
              <text:p text:style-name="P6">Cambiar Clave</text:p>
            </text:list-item>
            <text:list-item>
              <text:p text:style-name="P6">Cambiar Domicilio</text:p>
            </text:list-item>
          </text:list>
        </text:list-item>
      </text:list>
      <text:p text:style-name="Standard">4.Votante Aleatorio</text:p>
      <text:p text:style-name="Standard"/>
      <text:p text:style-name="Standard"/>
      <text:p text:style-name="Standard">1.Para ingresar al Menú de Votante, es necesario estar registrado, se le pedirá que ingrese el nombre de Usuario que para este caso va a resultar ser el DNI de la persona que ingrese, luego se le va pedir que ingrese su contraseña. </text:p>
      <text:p text:style-name="Standard">Si todo se ingreso correctamente, se mostrara en pantalla el Menú con las opciones para Votar en alguna Elección, Modificar datos Personales, Salir de la Aplicación.</text:p>
      <text:p text:style-name="Standard"/>
      <text:p text:style-name="Standard">Detalle de como se vería el Menú: </text:p>
      <text:p text:style-name="P10"/>
      <text:p text:style-name="P4"><text:span text:style-name="T2"><text:tab/><text:tab/>Menú</text:span><text:span text:style-name="T6"> Votante</text:span></text:p>
      <text:p text:style-name="P1"><text:span text:style-name="T1"><text:tab/><text:tab/></text:span><text:span text:style-name="T5">Usuario</text:span><text:span text:style-name="T4">: Juan Perez</text:span></text:p>
      <text:p text:style-name="P1"/>
      <text:p text:style-name="P1"><text:span text:style-name="T1"><text:tab/><text:tab/></text:span><text:span text:style-name="T4">V - </text:span><text:span text:style-name="T5">Votar</text:span><text:span text:style-name="T4"> </text:span><text:span text:style-name="T5">en</text:span><text:span text:style-name="T4"> </text:span><text:span text:style-name="T5">Elección</text:span></text:p>
      <text:p text:style-name="P1"><text:span text:style-name="T1"><text:tab/><text:tab/></text:span><text:span text:style-name="T4">O - </text:span><text:span text:style-name="T5">Cambiar</text:span><text:span text:style-name="T4"> </text:span><text:span text:style-name="T5">Datos</text:span><text:span text:style-name="T4"> </text:span><text:span text:style-name="T5">personales</text:span></text:p>
      <text:p text:style-name="P1"><text:span text:style-name="T1"><text:tab/><text:tab/></text:span><text:span text:style-name="T4">S - </text:span><text:span text:style-name="T5">Salir</text:span></text:p>
      <text:p text:style-name="P3"><text:span text:style-name="T2"><text:tab/><text:tab/></text:span><text:span text:style-name="T7">Elegir</text:span><text:span text:style-name="T6"> </text:span><text:span text:style-name="T7">opción</text:span><text:span text:style-name="T6">: </text:span></text:p>
      <text:p text:style-name="Standard"/>
      <text:p text:style-name="Standard">2. Para acceder a una Elección para dar su voto, debe Seleccionar al opción de “Votar en Elección”, y se accederá al mismo.</text:p>
      <text:list xml:id="list91471903" text:style-name="L3">
        <text:list-item>
          <text:list>
            <text:list-item>
              <text:p text:style-name="P7">Para elegir en que elección desea realizar su Voto, se le va a pedir primero que ingrese la fecha del día con el formato DD/MM/AAAA. Si en la fecha que se ingreso hay elecciones disponibles para el Votante, se mostrarán las mismas y el usuario deberá ingresar en cual desea realizar su voto, lo hará ingresando el numero de la Elección que figurara en pantalla.</text:p>
            </text:list-item>
          </text:list>
        </text:list-item>
      </text:list>
      <text:p text:style-name="Standard"/>
      <text:p text:style-name="Standard">Ejemplo de Menú de Elecciones Disponibles:</text:p>
      <text:p text:style-name="P8"/>
      <text:p text:style-name="P1"><text:span text:style-name="T1"><text:tab/></text:span><text:span text:style-name="T5">Elecciones</text:span><text:span text:style-name="T4"> </text:span><text:span text:style-name="T5">Disponibles</text:span><text:span text:style-name="T4">:</text:span></text:p>
      <text:p text:style-name="P13"><text:tab/></text:p>
      <text:p text:style-name="P1"><text:span text:style-name="T1"><text:tab/></text:span><text:span text:style-name="T4">1– </text:span><text:span text:style-name="T8">Presidente de la Nación</text:span></text:p>
      <text:p text:style-name="P11"/>
      <text:p text:style-name="P1"><text:span text:style-name="T3"><text:tab/></text:span><text:span text:style-name="T8">2 – Gobernador de Buenos Aires</text:span></text:p>
      <text:p text:style-name="P12"/>
      <text:p text:style-name="P2"><text:span text:style-name="T1"><text:tab/></text:span><text:span text:style-name="T4">3 – Intendente de Lomas de Zamora</text:span></text:p>
      <text:p text:style-name="P12"/>
      <text:p text:style-name="P2"><text:span text:style-name="T1"><text:tab/></text:span><text:span text:style-name="T4">4 – Senadores y Diputados</text:span></text:p>
      <text:p text:style-name="P14"/>
      <text:p text:style-name="P1"><text:span text:style-name="T1"><text:tab/></text:span><text:span text:style-name="T4">0 - </text:span><text:span text:style-name="T5">Volver</text:span><text:span text:style-name="T4"> a menú anterior</text:span></text:p>
      <text:p text:style-name="P1"><text:span text:style-name="T1"><text:tab/></text:span><text:span text:style-name="T5">Elegir</text:span><text:span text:style-name="T4"> </text:span><text:span text:style-name="T5">Elección</text:span><text:span text:style-name="T4">: </text:span></text:p>
      <text:p text:style-name="P13"/>
      <text:p text:style-name="Standard"/>
      <text:list xml:id="list477239667" text:continue-numbering="true" text:style-name="L3">
        <text:list-item>
          <text:list>
            <text:list-item>
              <text:p text:style-name="P7">Una vez que se selecciono en que elección se desea votar (si fuera el caso que haya mas de una elección), se mostraran las Listas postuladas para el Cargo en la Elección, la lista seleccionada se ingresa de la misma manera que la Elección, <text:soft-page-break/>ingresando el numero que figura al lado del nombre de la Lista.</text:p>
            </text:list-item>
          </text:list>
        </text:list-item>
      </text:list>
      <text:p text:style-name="Standard">Ejemplo de Menú De Listas Disponibles:</text:p>
      <text:p text:style-name="Standard"><text:tab/>Elección<text:span text:style-name="T7">: </text:span></text:p>
      <text:p text:style-name="P2"><text:span text:style-name="T1"><text:tab/></text:span><text:span text:style-name="T4">1 - Pro</text:span></text:p>
      <text:p text:style-name="P2"><text:span text:style-name="T1"><text:tab/></text:span><text:span text:style-name="T4">2 - Frente Amplio Progresista</text:span></text:p>
      <text:p text:style-name="P2"><text:span text:style-name="T1"><text:tab/></text:span><text:span text:style-name="T4">3 - Partido Justicialista</text:span></text:p>
      <text:p text:style-name="P2"><text:span text:style-name="T4"><text:tab/>4 – Unión por el Desarrollo Social</text:span></text:p>
      <text:p text:style-name="P1"/>
      <text:p text:style-name="P1"><text:span text:style-name="T1"><text:tab/></text:span><text:span text:style-name="T4">0 - </text:span><text:span text:style-name="T5">Volver</text:span><text:span text:style-name="T4"> a menú anterior</text:span></text:p>
      <text:p text:style-name="P3"><text:span text:style-name="T2"><text:tab/></text:span><text:span text:style-name="T7">Elegir</text:span><text:span text:style-name="T6"> </text:span><text:span text:style-name="T7">Lista</text:span><text:span text:style-name="T6"> a </text:span><text:span text:style-name="T7">Votar</text:span><text:span text:style-name="T6">: </text:span></text:p>
      <text:p text:style-name="Standard"/>
      <text:p text:style-name="Standard"/>
      <text:list xml:id="list1379986695" text:continue-numbering="true" text:style-name="L3">
        <text:list-item>
          <text:list>
            <text:list-item>
              <text:p text:style-name="P7">Luego que se selecciono a que Lista desea dar su Voto se le Pedirá la confirmación de la misma, habiendo 2 opciones “Confirmar” o “Rechazar”. Seleccionando Confirmar se registrara su voto para Lista seleccionada en esa Elección y se regresara al Menú Principal. Seleccionando “Rechazar” se volverán a mostrar Listas postuladas para la Elección y se volverá a pedir el ingreso de alguna.</text:p>
            </text:list-item>
          </text:list>
        </text:list-item>
      </text:list>
      <text:p text:style-name="Standard"/>
      <text:p text:style-name="Standard">Ejemplo de Menú de confirmación:</text:p>
      <text:p text:style-name="Standard"/>
      <text:p text:style-name="P1"><text:span text:style-name="T1"><text:tab/></text:span><text:span text:style-name="T5">Se</text:span><text:span text:style-name="T4"> ha </text:span><text:span text:style-name="T5">elegido</text:span><text:span text:style-name="T4"> </text:span><text:span text:style-name="T5">la</text:span><text:span text:style-name="T4"> </text:span><text:span text:style-name="T5">lista</text:span><text:span text:style-name="T4"> : Frente Amplio Progresista</text:span></text:p>
      <text:p text:style-name="P1"><text:span text:style-name="T1"><text:tab/></text:span><text:span text:style-name="T5">Sus</text:span><text:span text:style-name="T4"> </text:span><text:span text:style-name="T5">candidatos</text:span><text:span text:style-name="T4"> son: </text:span></text:p>
      <text:p text:style-name="P10"><text:tab/>Hermes Binner – Presidente</text:p>
      <text:p text:style-name="P10"><text:tab/>Norma Morandini - Vicepresidente</text:p>
      <text:p text:style-name="P1"/>
      <text:p text:style-name="P1"><text:span text:style-name="T1"><text:tab/></text:span><text:span text:style-name="T4">C - </text:span><text:span text:style-name="T5">Confirmar</text:span><text:span text:style-name="T4"> </text:span><text:span text:style-name="T5">voto</text:span></text:p>
      <text:p text:style-name="P1"><text:span text:style-name="T1"><text:tab/></text:span><text:span text:style-name="T4">R - </text:span><text:span text:style-name="T5">Rechazar</text:span><text:span text:style-name="T4"> </text:span><text:span text:style-name="T5">Voto</text:span></text:p>
      <text:p text:style-name="P3"><text:span text:style-name="T2"><text:tab/></text:span><text:span text:style-name="T7">Elegir</text:span><text:span text:style-name="T6"> </text:span><text:span text:style-name="T7">opción</text:span><text:span text:style-name="T6">:</text:span></text:p>
      <text:p text:style-name="Standard"/>
      <text:p text:style-name="Standard"/>
      <text:p text:style-name="Standard">3.Para hacer algún cambio en los datos personales es necesario seleccionar la opción de “Modificar datos Personales” desde el Menú principal. Desde allí se podrá seleccionar que atributo se quiere modificar. Se encuentran las opciones de “Cambiar Clave” y “Cambiar Domicilio”.</text:p>
      <text:list xml:id="list412821278" text:style-name="L4">
        <text:list-item>
          <text:list>
            <text:list-item>
              <text:p text:style-name="P9">Para cambiar la clave de ingreso al sistema, se debe seleccionar “Cambiar Clave”, luego se le va a pedir que ingrese la nueva contraseña y nuevamente un reingreso de la misma, para confirmar que <text:s/>el correcto ingreso. Si se pudo modificar correctamente se le informara de ello, de lo contrario también se informa el mensaje de error.</text:p>
            </text:list-item>
            <text:list-item>
              <text:p text:style-name="P9">Para cambiar el Domicilio, se debe seleccionar la opción de “Cambiar Domicilio”, luego se le va a pedir que ingrese el nuevo domicilio del Usuario, si quiere que se conserva registrado el domicilio anterior, ingrese el carácter '0' cuando se pida el nuevo Domicilio.</text:p>
            </text:list-item>
          </text:list>
        </text:list-item>
      </text:list>
      <text:p text:style-name="Standard"/>
      <text:p text:style-name="Standard">4.Para ejecutar el votante automático, es necesario previamente haber hecho una carga inicial de datos en el programa. Esto se realiza pasándole al programa el parámetro -c. Una vez realizada la carga, se puede utilizar la funcionalidad del votante automático utilizando el parámetro -v.</text:p>
      <text:p text:style-name="Standard">Los resultados se almacenarán en la ruta relativa “./archivos/resultados_votante_aleatorio.tx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1:21:15</meta:creation-date>
    <dc:date>2011-10-21T23:01:36</dc:date>
    <dc:creator>Leandro Miguenz</dc:creator>
    <meta:editing-duration>PT33M40S</meta:editing-duration>
    <meta:editing-cycles>10</meta:editing-cycles>
    <meta:generator>LibreOffice/3.3$Unix LibreOffice_project/330m19$Build-401</meta:generator>
    <meta:document-statistic meta:table-count="0" meta:image-count="0" meta:object-count="0" meta:page-count="2" meta:paragraph-count="53" meta:word-count="644" meta:character-count="3847"/>
  </office:meta>
</office:document-meta>
</file>